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24-08-0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22-09-15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20-09-0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8-09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6-10-1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6-08-1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4-03-3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2-06-1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1-07-2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1-06-2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10-06-2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09-04-1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08-08-2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346093175101</text:p>
          </table:table-cell>
          <table:table-cell office:value-type="string" calcext:value-type="string">
            <text:p>200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